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de" fo:country="DE"/>
    </style:style>
    <style:style style:name="P4" style:family="paragraph" style:parent-style-name="Code" style:list-style-name="L1"/>
    <style:style style:name="P5" style:family="paragraph" style:parent-style-name="Code" style:list-style-name="L1">
      <style:text-properties fo:language="de" fo:country="D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Text_20_body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Raspi</text:p>
          </text:index-title>
          <text:p text:style-name="P1">History<text:tab/>1</text:p>
          <text:p text:style-name="P2">V 0.1.0 30.sep.2023<text:tab/>1</text:p>
          <text:p text:style-name="P1">Intro<text:tab/>1</text:p>
          <text:p text:style-name="P2">Goal<text:tab/>1</text:p>
          <text:p text:style-name="P2">Setup 4 Raspi Imager<text:tab/>1</text:p>
          <text:p text:style-name="P2">Raspi-config<text:tab/>1</text:p>
          <text:p text:style-name="P2">Copy files to target<text:tab/>2</text:p>
          <text:p text:style-name="P2">Run setup script<text:tab/>2</text:p>
          <text:p text:style-name="P1">Questions<text:tab/>2</text:p>
          <text:p text:style-name="P1">Links<text:tab/>3</text:p>
          <text:p text:style-name="P2">Culture<text:tab/>3</text:p>
          <text:p text:style-name="P2">Profiles<text:tab/>3</text:p>
          <text:p text:style-name="P2">Other<text:tab/>3</text:p>
        </text:index-body>
      </text:table-of-content>
      <text:h text:style-name="Heading_20_1" text:outline-level="1">History</text:h>
      <text:h text:style-name="Heading_20_2" text:outline-level="2">V 0.2.0 14.oct.2023</text:h>
      <text:p text:style-name="Text_20_body">Add desktop entry for tyra</text:p>
      <text:h text:style-name="Heading_20_2" text:outline-level="2">V 0.1.0 30.sep.2023</text:h>
      <text:p text:style-name="Text_20_body">First Creation</text:p>
      <text:h text:style-name="Heading_20_1" text:outline-level="1">Intro</text:h>
      <text:h text:style-name="Heading_20_2" text:outline-level="2">Goal</text:h>
      <text:p text:style-name="Text_20_body">Install Raspi for using as dev Station</text:p>
      <text:h text:style-name="Heading_20_2" text:outline-level="2">Setup 4 Raspi Imager</text:h>
      <text:p text:style-name="Text_20_body">Setup Standard OS with desktop; without recommended Software.</text:p>
      <text:p text:style-name="Text_20_body">Before burning image select:</text:p>
      <text:p text:style-name="Text_20_body">Hostname: aewinter</text:p>
      <text:p text:style-name="Text_20_body">SSH User: aeningning</text:p>
      <text:p text:style-name="Text_20_body">SSH Password: sldsld1023</text:p>
      <text:p text:style-name="Text_20_body">WIFI: nothing</text:p>
      <text:p text:style-name="Text_20_body">TimeZone: Eu/Berlin</text:p>
      <text:p text:style-name="Text_20_body">Keyboard; de</text:p>
      <text:p text:style-name="Text_20_body"/>
      <text:h text:style-name="Heading_20_2" text:outline-level="2"><text:soft-page-break/>Raspi-config</text:h>
      <text:p text:style-name="Text_20_body"/>
      <text:list xml:id="list5869764676460785489" text:style-name="L1">
        <text:list-item>
          <text:p text:style-name="P5">Display options</text:p>
          <text:list>
            <text:list-item>
              <text:p text:style-name="P5">VNC Reslolution</text:p>
              <text:list>
                <text:list-item>
                  <text:p text:style-name="P4">1280x720</text:p>
                </text:list-item>
              </text:list>
            </text:list-item>
          </text:list>
        </text:list-item>
        <text:list-item>
          <text:p text:style-name="P5">Interface options</text:p>
          <text:list>
            <text:list-item>
              <text:p text:style-name="P5">VNC</text:p>
              <text:list>
                <text:list-item>
                  <text:p text:style-name="P5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Copy files to target</text:h>
      <text:p text:style-name="Code">scp -v watchmen.jar install_basics.sh install_services.sh siu.sh siu.cfg siu_load.sh siu.elf zena.sh zena.cfg zena_load.sh marty.elf watchmen.service t0.sh t1.sh %USER%@%TARGET%:~</text:p>
      <text:p text:style-name="P3">Make scripts executable</text:p>
      <text:p text:style-name="Code">ssh %USER%@%TARGET% chmod a+rwx *.sh</text:p>
      <text:p text:style-name="P3">Activate watchmen</text:p>
      <text:p text:style-name="Code">sudo ./install_services.sh</text:p>
      <text:h text:style-name="Heading_20_2" text:outline-level="2">enable watchmen</text:h>
      <text:p text:style-name="P3">sudo systemctl enable watchmen.service</text:p>
      <text:p text:style-name="P3">Execute install_basics.sh script (as root)</text:p>
      <text:p text:style-name="Code">apt update<text:line-break/>apt full-upgrade -y<text:line-break/><text:line-break/>apt install ca-certificates-java -y<text:line-break/>apt install openjdk-17-jre -y<text:line-break/>apt install libpangoft2-1.0-0 -y<text:line-break/>apt install libgles-dev -y<text:line-break/><text:line-break/>apt install openocd -y<text:line-break/><text:line-break/>#apt install x2goserver<text:line-break/><text:line-break/>apt install mc -y<text:line-break/>apt install xoscope -y<text:line-break/></text:p>
      <text:p text:style-name="Code">apt install minicom -y<text:line-break/><text:soft-page-break/>apt install telnet -y<text:line-break/> <text:s/></text:p>
      <text:p text:style-name="P3"/>
      <text:h text:style-name="Heading_20_2" text:outline-level="2">Run setup script</text:h>
      <text:p text:style-name="P3">Activate watchmen</text:p>
      <text:p text:style-name="Code">sudo ./install_services.sh</text:p>
      <text:p text:style-name="P3">Script contains </text:p>
      <text:p text:style-name="Code">sudo cp watchmen.service /lib/systemd/system<text:line-break/>sudo systemctl enable watchmen.service<text:line-break/>sudo systemctl start watchmen.service<text:line-break/>cp tyra.desktop .local/share/applications/tyra.desktop </text:p>
      <text:p text:style-name="Text_20_body"/>
      <text:h text:style-name="Heading_20_1" text:outline-level="1">Questions</text:h>
      <text:p text:style-name="Text_20_body">Vncserver or x2goserver or raspi light without desktop</text:p>
      <text:p text:style-name="Text_20_body">xoscope for signalling</text:p>
      <text:p text:style-name="Text_20_body">develop tyra</text:p>
      <text:h text:style-name="Heading_20_2" text:outline-level="2">Problems</text:h>
      <text:p text:style-name="P3">xoscope run through x2goserver</text:p>
      <text:h text:style-name="Heading_20_2" text:outline-level="2">Info</text:h>
      <text:p text:style-name="P3">Locatoion of .desktop files</text:p>
      <text:p text:style-name="P3">/usr/share/applications<text:line-break/>(created in raspi but empty)</text:p>
      <text:p text:style-name="P3">/usr/local/share/applications<text:line-break/>(not used in raspi)</text:p>
      <text:p text:style-name="P3">~/.local/share/applications<text:line-break/>(created in raspi but empty)</text:p>
      <text:h text:style-name="P6" text:outline-level="1">Links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/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_raspi.odt</text:file-name><text:tab/><text:tab/><text:date style:data-style-name="N75" text:date-value="2025-07-24T00:31:44.02">Jul 23, 2025</text:date> <text:time style:data-style-name="N40" text:time-value="2023-10-02T12:04:06.78" text:fixed="true">12:04</text:time></text:p>
      </style:header>
      <style:footer>
        <text:p text:style-name="Footer"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02T12:04:06.30</meta:creation-date>
    <meta:editing-duration>PT2H13M</meta:editing-duration>
    <meta:editing-cycles>8</meta:editing-cycles>
    <meta:generator>OpenOffice/4.1.15$Win32 OpenOffice.org_project/4115m2$Build-9813</meta:generator>
    <dc:date>2025-07-24T00:31:44.01</dc:date>
    <meta:document-statistic meta:table-count="0" meta:image-count="0" meta:object-count="0" meta:page-count="4" meta:paragraph-count="73" meta:word-count="278" meta:character-count="2066"/>
  </office:meta>
</office:document-meta>
</file>